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13eec"/>
    </style:style>
    <style:style style:name="P2" style:family="paragraph" style:parent-style-name="Standard">
      <style:text-properties officeooo:rsid="00013eec" officeooo:paragraph-rsid="00013eec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tyle="italic" officeooo:rsid="000239ff" officeooo:paragraph-rsid="000239ff" style:font-style-asian="italic" style:font-style-complex="italic"/>
    </style:style>
    <style:style style:name="P4" style:family="paragraph" style:parent-style-name="Standard">
      <style:text-properties style:font-name="Times New Roman" fo:font-style="normal" officeooo:rsid="00013eec" officeooo:paragraph-rsid="00013eec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tyle="italic" officeooo:rsid="00013eec" officeooo:paragraph-rsid="000239ff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tyle="italic" officeooo:rsid="000239ff" officeooo:paragraph-rsid="000239ff" style:font-style-asian="italic" style:font-style-complex="italic"/>
    </style:style>
    <style:style style:name="P7" style:family="paragraph" style:parent-style-name="Standard">
      <style:text-properties style:font-name="Liberation Serif" fo:font-style="normal" officeooo:rsid="000239ff" officeooo:paragraph-rsid="000239ff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tyle="italic" officeooo:rsid="000239ff" officeooo:paragraph-rsid="000239ff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Times New Roman1" fo:font-style="normal" officeooo:rsid="00013eec" officeooo:paragraph-rsid="000272fb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tyle="normal" officeooo:rsid="000272fb" officeooo:paragraph-rsid="000272fb" style:font-style-asian="normal" style:font-style-complex="normal"/>
    </style:style>
    <style:style style:name="T1" style:family="text">
      <style:text-properties style:font-name="Times New Roman1" fo:font-style="italic" style:font-style-asian="italic" style:font-style-complex="italic"/>
    </style:style>
    <style:style style:name="T2" style:family="text">
      <style:text-properties style:font-name="Times New Roman1" fo:font-style="normal" style:font-style-asian="normal" style:font-style-complex="normal"/>
    </style:style>
    <style:style style:name="T3" style:family="text">
      <style:text-properties style:font-name="Liberation Serif" fo:font-style="normal" style:font-style-asian="normal" style:font-style-complex="normal"/>
    </style:style>
    <style:style style:name="T4" style:family="text">
      <style:text-properties style:font-name="Liberation Serif" fo:font-style="italic" style:font-style-asian="italic" style:font-style-complex="italic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normal" style:font-style-asian="normal" style:font-style-complex="normal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 fo:font-style="italic" officeooo:rsid="00013eec" style:font-style-asian="italic" style:font-style-complex="italic"/>
    </style:style>
    <style:style style:name="T9" style:family="text">
      <style:text-properties style:font-name="Times New Roman" officeooo:rsid="00013eec"/>
    </style:style>
    <style:style style:name="T10" style:family="text">
      <style:text-properties style:font-name="Times New Roman" officeooo:rsid="000272fb"/>
    </style:style>
    <style:style style:name="T11" style:family="text">
      <style:text-properties style:font-name="Times New Roman" style:text-underline-style="solid" style:text-underline-width="auto" style:text-underline-color="font-color"/>
    </style:style>
    <style:style style:name="T12" style:family="text">
      <style:text-properties style:font-name="Times New Roman" style:text-underline-style="none"/>
    </style:style>
    <style:style style:name="fr1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er rough everything. I’m just trying to get thoughts down on paper.</text:p>
      <text:p text:style-name="P1"/>
      <text:p text:style-name="P2">Starting with simple models and will grow from there.</text:p>
      <text:p text:style-name="P2"/>
      <text:p text:style-name="P2">Want to do a bayesian model for traffic counts.</text:p>
      <text:p text:style-name="P2"><draw:frame draw:style-name="fr1" draw:name="Object1" text:anchor-type="paragraph" svg:x="2.7008in" svg:y="0.1209in" svg:width="1.5453in" svg:height="0.614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Where <text:span text:style-name="T1">y</text:span><text:span text:style-name="T2"> </text:span><text:span text:style-name="T3">is the observed count of vehicles, </text:span><text:span text:style-name="T7">λ</text:span><text:span text:style-name="T3"> is the mean count for the site(s) under review and </text:span><text:span text:style-name="T7">α</text:span><text:span text:style-name="T4"> </text:span><text:span text:style-name="T3">is the overdispersion parameter. Overdispersion occurs when the variation of count data is larger than the mean count parameter, <text:s/></text:span><text:span text:style-name="T7">λ</text:span><text:span text:style-name="T6">.</text:span></text:p>
      <text:p text:style-name="P4"/>
      <text:p text:style-name="P7">Read the above as:</text:p>
      <text:p text:style-name="P7"/>
      <text:p text:style-name="P3">The count y is distributed Negative Binomially with mean <text:span text:style-name="T9">λ </text:span><text:span text:style-name="T5">and overdispersion </text:span><text:span text:style-name="T9">α.</text:span></text:p>
      <text:p text:style-name="P5"/>
      <text:p text:style-name="P3"><text:span text:style-name="T9">T</text:span><text:span text:style-name="T5">he prior belief for </text:span><text:span text:style-name="T9">λ </text:span><text:span text:style-name="T5">is assumed to be of uniform likelihood between zero and one-thousand.</text:span></text:p>
      <text:p text:style-name="P6"/>
      <text:p text:style-name="P3"><text:span text:style-name="T9">T</text:span><text:span text:style-name="T5">he prior belief for </text:span><text:span text:style-name="T9">α </text:span><text:span text:style-name="T5">is assumed to be of uniform likelihood between zero and ten.</text:span></text:p>
      <text:p text:style-name="P3"><text:span text:style-name="T5"/></text:p>
      <text:p text:style-name="P9"><text:span text:style-name="T5">Stated </text:span><text:span text:style-name="T10">another way:</text:span></text:p>
      <text:p text:style-name="P10"><text:span text:style-name="T5">there are an infinite number of possible distributions for vehicle counts. Some have small expected rates, others have large expected rates. Some are very close to a poisson distribution, and others are heavily overdispersed. We want our bayesian machine to consider </text:span><text:span text:style-name="T7">every</text:span><text:span text:style-name="T5"> possible distribution, each defined by </text:span><text:span text:style-name="T8">λ</text:span><text:span text:style-name="T5"> and by </text:span><text:span text:style-name="T8">α</text:span><text:span text:style-name="T9"> </text:span><text:span text:style-name="T5">and then rank them based on posterior </text:span><text:span text:style-name="T11">plausibility</text:span><text:span text:style-name="T12">. Posterior plausibility is a measure of the compatibility of each possible distribution with the data and the model combined.</text:span></text:p>
      <text:p text:style-name="P10"><text:span text:style-name="T12"/></text:p>
      <text:p text:style-name="P10"><text:span text:style-name="T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4T14:51:20.691000000</meta:creation-date>
    <dc:date>2022-06-30T16:57:32.238000000</dc:date>
    <meta:editing-duration>PT3H32M6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1" meta:page-count="1" meta:paragraph-count="10" meta:word-count="200" meta:character-count="1191" meta:non-whitespace-character-count="1000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y</mi>
              <mo stretchy="false">∼</mo>
              <mtext>Neg Binom</mtext>
            </mrow>
            <mrow>
              <mo fence="true" form="prefix" stretchy="false">(</mo>
              <mrow>
                <mrow>
                  <mi mathvariant="normal">λ</mi>
                  <mi>,</mi>
                  <mi mathvariant="normal">α</mi>
                </mrow>
              </mrow>
              <mo fence="true" form="postfix" stretchy="false">)</mo>
            </mrow>
          </mrow>
        </mtd>
      </mtr>
      <mtr>
        <mtd>
          <mrow>
            <mrow>
              <mi mathvariant="normal">λ</mi>
              <mo stretchy="false">∼</mo>
              <mtext>Uniform</mtext>
            </mrow>
            <mrow>
              <mo fence="true" form="prefix" stretchy="false">(</mo>
              <mrow>
                <mn>0,1000</mn>
              </mrow>
              <mo fence="true" form="postfix" stretchy="false">)</mo>
            </mrow>
          </mrow>
        </mtd>
      </mtr>
      <mtr>
        <mtd>
          <mrow>
            <mrow>
              <mi mathvariant="normal">α</mi>
              <mo stretchy="false">∼</mo>
              <mtext>Uniform</mtext>
            </mrow>
            <mrow>
              <mo fence="true" form="prefix" stretchy="false">(</mo>
              <mrow>
                <mn>0,10</mn>
              </mrow>
              <mo fence="true" form="postfix" stretchy="false">)</mo>
            </mrow>
          </mrow>
        </mtd>
      </mtr>
    </mtable>
    <annotation encoding="StarMath 5.0">y sim "Neg Binom"(%lambda, %alpha) newline
%lambda sim "Uniform" ( 0,1000 ) newline
%alpha sim "Uniform" ( 0,10 )

</annotation>
  </semantics>
</math>
</file>